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1e26c8" style:text-blinking="false" fo:background-color="transparent"/>
    </style:style>
    <style:style style:name="P2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49e68" officeooo:paragraph-rsid="001ff9f7" style:text-blinking="false" fo:background-color="transparent" style:font-weight-asian="bold" style:font-weight-complex="bold"/>
    </style:style>
    <style:style style:name="P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reak-before="pag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b0214" officeooo:paragraph-rsid="002b0214" style:text-blinking="false" fo:background-color="transparent" style:font-weight-asian="bold" style:font-weight-complex="bold"/>
    </style:style>
    <style:style style:name="P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2ba409" officeooo:paragraph-rsid="002ba409" style:text-blinking="false" fo:background-color="transparent" style:font-weight-asian="bold" style:font-weight-complex="bold"/>
    </style:style>
    <style:style style:name="P6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7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aba3" officeooo:paragraph-rsid="001edf4e" style:text-blinking="false" fo:background-color="transparent"/>
    </style:style>
    <style:style style:name="P8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aba3" officeooo:paragraph-rsid="001ff9f7" style:text-blinking="false" fo:background-color="transparent"/>
    </style:style>
    <style:style style:name="P9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 style:font-weight-asian="normal" style:font-weight-complex="normal"/>
    </style:style>
    <style:style style:name="P10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0214" officeooo:paragraph-rsid="002b0214" style:text-blinking="false" fo:background-color="transparent" style:font-weight-asian="normal" style:font-weight-complex="normal"/>
    </style:style>
    <style:style style:name="P11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a409" officeooo:paragraph-rsid="002ba409" style:text-blinking="false" fo:background-color="transparent" style:font-weight-asian="normal" style:font-weight-complex="normal"/>
    </style:style>
    <style:style style:name="P1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1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15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officeooo:paragraph-rsid="001e26c8"/>
    </style:style>
    <style:style style:name="P16" style:family="paragraph" style:parent-style-name="Text_20_body">
      <style:paragraph-properties fo:line-height="115%" fo:text-align="justify" style:justify-single-word="false"/>
      <style:text-properties officeooo:paragraph-rsid="001e26c8"/>
    </style:style>
    <style:style style:name="P17" style:family="paragraph" style:parent-style-name="Text_20_body">
      <style:paragraph-properties fo:margin-top="0cm" fo:margin-bottom="0cm" style:contextual-spacing="false" fo:line-height="115%" fo:text-align="justify" style:justify-single-word="false" style:writing-mode="lr-tb"/>
      <style:text-properties officeooo:paragraph-rsid="001edf4e"/>
    </style:style>
    <style:style style:name="P18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2d35f5" officeooo:paragraph-rsid="002d35f5"/>
    </style:style>
    <style:style style:name="P19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weight="bold" officeooo:rsid="002d35f5" officeooo:paragraph-rsid="002d35f5" style:font-weight-asian="bold" style:font-weight-complex="bold"/>
    </style:style>
    <style:style style:name="P20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weight="bold" officeooo:rsid="002db80b" officeooo:paragraph-rsid="002db80b" style:font-weight-asian="bold" style:font-weight-complex="bold"/>
    </style:style>
    <style:style style:name="P21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35f5" officeooo:paragraph-rsid="002d35f5" style:font-style-asian="normal" style:font-weight-asian="normal" style:font-style-complex="normal" style:font-weight-complex="normal"/>
    </style:style>
    <style:style style:name="P2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db80b" officeooo:paragraph-rsid="002db80b" style:font-style-asian="normal" style:font-weight-asian="normal" style:font-style-complex="normal" style:font-weight-complex="normal"/>
    </style:style>
    <style:style style:name="P2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3015b1" style:font-style-asian="normal" style:font-weight-asian="normal" style:font-style-complex="normal" style:font-weight-complex="normal"/>
    </style:style>
    <style:style style:name="P24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2ea67c" officeooo:paragraph-rsid="002ea67c" style:font-style-asian="normal" style:font-weight-asian="bold" style:font-style-complex="normal" style:font-weight-complex="bold"/>
    </style:style>
    <style:style style:name="P2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015b1" officeooo:paragraph-rsid="003015b1" style:font-style-asian="normal" style:font-weight-asian="bold" style:font-style-complex="normal" style:font-weight-complex="bold"/>
    </style:style>
    <style:style style:name="P26" style:family="paragraph" style:parent-style-name="Text_20_body" style:list-style-name="L1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paragraph-rsid="001e26c8" style:text-blinking="false" fo:background-color="transparent"/>
    </style:style>
    <style:style style:name="P27" style:family="paragraph" style:parent-style-name="Text_20_body" style:list-style-name="L3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28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49e68" officeooo:paragraph-rsid="001ff9f7" style:text-blinking="false" fo:background-color="transparent"/>
    </style:style>
    <style:style style:name="P29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c2fa" officeooo:paragraph-rsid="001ff9f7" style:text-blinking="false" fo:background-color="transparent"/>
    </style:style>
    <style:style style:name="P30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7197" officeooo:paragraph-rsid="002390c5" style:text-blinking="false" fo:background-color="transparent"/>
    </style:style>
    <style:style style:name="P31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563d1" officeooo:paragraph-rsid="002563d1" style:text-blinking="false" fo:background-color="transparent"/>
    </style:style>
    <style:style style:name="P32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33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34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f1c3" officeooo:paragraph-rsid="00375d36" style:text-blinking="false" fo:background-color="transparent"/>
    </style:style>
    <style:style style:name="P35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f1c3" officeooo:paragraph-rsid="00388456" style:text-blinking="false" fo:background-color="transparent"/>
    </style:style>
    <style:style style:name="P36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f1c3" officeooo:paragraph-rsid="001ff9f7" style:text-blinking="false" fo:background-color="transparent"/>
    </style:style>
    <style:style style:name="P37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60d7" officeooo:paragraph-rsid="0038c9dd" style:text-blinking="false" fo:background-color="transparent"/>
    </style:style>
    <style:style style:name="P38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94e6" officeooo:paragraph-rsid="00279bae" style:text-blinking="false" fo:background-color="transparent"/>
    </style:style>
    <style:style style:name="P39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94e6" officeooo:paragraph-rsid="001ff9f7" style:text-blinking="false" fo:background-color="transparent"/>
    </style:style>
    <style:style style:name="P40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d3c8" officeooo:paragraph-rsid="001ff9f7" style:text-blinking="false" fo:background-color="transparent"/>
    </style:style>
    <style:style style:name="P41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a409" officeooo:paragraph-rsid="002ba409" style:text-blinking="false" fo:background-color="transparent" style:font-weight-asian="normal" style:font-weight-complex="normal"/>
    </style:style>
    <style:style style:name="P42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ea67c" officeooo:paragraph-rsid="002ea67c" style:text-blinking="false" fo:background-color="transparent" style:font-weight-asian="normal" style:font-weight-complex="normal"/>
    </style:style>
    <style:style style:name="P43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d35f5" officeooo:paragraph-rsid="002d35f5" style:text-blinking="false" fo:background-color="transparent" style:font-weight-asian="normal" style:font-weight-complex="normal"/>
    </style:style>
    <style:style style:name="P44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363aa9" officeooo:paragraph-rsid="00363aa9" style:text-blinking="false" fo:background-color="transparent"/>
    </style:style>
    <style:style style:name="P45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363aa9" officeooo:paragraph-rsid="00388456" style:text-blinking="false" fo:background-color="transparent"/>
    </style:style>
    <style:style style:name="P46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375d36" officeooo:paragraph-rsid="0038c9dd" style:text-blinking="false" fo:background-color="transparent"/>
    </style:style>
    <style:style style:name="P47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normal" officeooo:rsid="0038c9dd" officeooo:paragraph-rsid="0038c9dd" style:text-blinking="false" fo:background-color="transparent"/>
    </style:style>
    <style:style style:name="P48" style:family="paragraph" style:parent-style-name="Text_20_body" style:list-style-name="L2">
      <style:paragraph-properties fo:margin-top="0cm" fo:margin-bottom="0cm" style:contextual-spacing="false" fo:line-height="115%" fo:text-align="justify" style:justify-single-word="false" style:writing-mode="lr-tb"/>
      <style:text-properties officeooo:paragraph-rsid="001edf4e"/>
    </style:style>
    <style:style style:name="P49" style:family="paragraph" style:parent-style-name="Text_20_body" style:list-style-name="L2">
      <style:paragraph-properties fo:margin-top="0cm" fo:margin-bottom="0cm" style:contextual-spacing="false" fo:line-height="115%" fo:text-align="justify" style:justify-single-word="false" style:writing-mode="lr-tb"/>
      <style:text-properties officeooo:paragraph-rsid="002b0214"/>
    </style:style>
    <style:style style:name="P50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1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2563d1"/>
    </style:style>
    <style:style style:name="P52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22c4c0"/>
    </style:style>
    <style:style style:name="P53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2390c5"/>
    </style:style>
    <style:style style:name="P54" style:family="paragraph" style:parent-style-name="Text_20_body" style:list-style-name="L5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5" style:family="paragraph" style:parent-style-name="Text_20_body" style:list-style-name="L6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6" style:family="paragraph" style:parent-style-name="Text_20_body" style:list-style-name="L7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7" style:family="paragraph" style:parent-style-name="Text_20_body" style:list-style-name="L8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8" style:family="paragraph" style:parent-style-name="Text_20_body" style:list-style-name="L9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1ff9f7"/>
    </style:style>
    <style:style style:name="P59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2ba409"/>
    </style:style>
    <style:style style:name="P60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paragraph-rsid="002d35f5"/>
    </style:style>
    <style:style style:name="P61" style:family="paragraph" style:parent-style-name="Text_20_body" style:list-style-name="L4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149e68" officeooo:paragraph-rsid="001ff9f7"/>
    </style:style>
    <style:style style:name="P62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weight="normal" officeooo:rsid="002d35f5" officeooo:paragraph-rsid="002d35f5" style:font-weight-asian="normal" style:font-weight-complex="normal"/>
    </style:style>
    <style:style style:name="P63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2db80b" officeooo:paragraph-rsid="002db80b"/>
    </style:style>
    <style:style style:name="P64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officeooo:rsid="002ea67c" officeooo:paragraph-rsid="002ea67c"/>
    </style:style>
    <style:style style:name="P65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2ea67c" officeooo:paragraph-rsid="002ea67c" style:font-style-asian="normal" style:font-weight-asian="normal" style:font-style-complex="normal" style:font-weight-complex="normal"/>
    </style:style>
    <style:style style:name="P66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015b1" officeooo:paragraph-rsid="003015b1" style:font-style-asian="normal" style:font-weight-asian="normal" style:font-style-complex="normal" style:font-weight-complex="normal"/>
    </style:style>
    <style:style style:name="P67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2aebf" officeooo:paragraph-rsid="00337cba" style:font-style-asian="normal" style:font-weight-asian="normal" style:font-style-complex="normal" style:font-weight-complex="normal"/>
    </style:style>
    <style:style style:name="P68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37cba" officeooo:paragraph-rsid="003a0c75" style:font-style-asian="normal" style:font-weight-asian="normal" style:font-style-complex="normal" style:font-weight-complex="normal"/>
    </style:style>
    <style:style style:name="P69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a0c75" officeooo:paragraph-rsid="003a0c75" style:font-style-asian="normal" style:font-weight-asian="normal" style:font-style-complex="normal" style:font-weight-complex="normal"/>
    </style:style>
    <style:style style:name="P70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ae0ba" officeooo:paragraph-rsid="003ae0ba" style:font-style-asian="normal" style:font-weight-asian="normal" style:font-style-complex="normal" style:font-weight-complex="normal"/>
    </style:style>
    <style:style style:name="P71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normal" officeooo:rsid="003e8162" officeooo:paragraph-rsid="003e8162" style:font-style-asian="normal" style:font-weight-asian="normal" style:font-style-complex="normal" style:font-weight-complex="normal"/>
    </style:style>
    <style:style style:name="P72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2aebf" officeooo:paragraph-rsid="0032aebf" style:font-style-asian="normal" style:font-weight-asian="bold" style:font-style-complex="normal" style:font-weight-complex="bold"/>
    </style:style>
    <style:style style:name="P73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a0c75" officeooo:paragraph-rsid="003a0c75" style:font-style-asian="normal" style:font-weight-asian="bold" style:font-style-complex="normal" style:font-weight-complex="bold"/>
    </style:style>
    <style:style style:name="P74" style:family="paragraph" style:parent-style-name="Text_20_body" style:list-style-name="L10" style:master-page-name="">
      <loext:graphic-properties draw:fill="none" draw:fill-color="#ffffff"/>
      <style:paragraph-properties fo:margin-left="0cm" fo:margin-right="0cm" fo:margin-top="0cm" fo:margin-bottom="0cm" style:contextual-spacing="false" fo:line-height="115%" fo:text-align="justify" style:justify-single-word="false" fo:text-indent="0cm" style:auto-text-indent="false" style:page-number="auto" fo:background-color="transparent" fo:padding="0cm" fo:border="none" style:writing-mode="lr-tb"/>
      <style:text-properties fo:font-style="normal" fo:font-weight="bold" officeooo:rsid="003a0c75" officeooo:paragraph-rsid="003a0c75" style:font-style-asian="normal" style:font-weight-asian="bold" style:font-style-complex="normal" style:font-weight-complex="bold"/>
    </style:style>
    <style:style style:name="P75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ae0ba" officeooo:paragraph-rsid="003ae0ba" style:font-style-asian="normal" style:font-weight-asian="bold" style:font-style-complex="normal" style:font-weight-complex="bold"/>
    </style:style>
    <style:style style:name="P76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e8162" officeooo:paragraph-rsid="003e8162" style:font-style-asian="normal" style:font-weight-asian="bold" style:font-style-complex="normal" style:font-weight-complex="bold"/>
    </style:style>
    <style:style style:name="P77" style:family="paragraph" style:parent-style-name="Text_20_body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fo:font-style="normal" fo:font-weight="bold" officeooo:rsid="003ee9cd" officeooo:paragraph-rsid="003ee9cd" style:font-style-asian="normal" style:font-weight-asian="bold" style:font-style-complex="normal" style:font-weight-complex="bold"/>
    </style:style>
    <style:style style:name="P78" style:family="paragraph" style:parent-style-name="Text_20_body" style:list-style-name="L10">
      <loext:graphic-properties draw:fill="none" draw:fill-color="#ffffff"/>
      <style:paragraph-properties fo:margin-top="0cm" fo:margin-bottom="0cm" style:contextual-spacing="false" fo:line-height="115%" fo:text-align="justify" style:justify-single-word="false" fo:background-color="transparent" fo:padding="0cm" fo:border="none" style:writing-mode="lr-tb"/>
      <style:text-properties style:text-underline-style="solid" style:text-underline-width="auto" style:text-underline-color="font-color" fo:font-weight="normal" officeooo:rsid="003cde09" officeooo:paragraph-rsid="003cde09" style:font-weight-asian="normal" style:font-weight-complex="normal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165eb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2aba3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49e68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9c2fa" style:text-blinking="false" fo:background-color="transparent" loext:char-shading-value="0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b7197" style:text-blinking="false" fo:background-color="transparent" loext:char-shading-value="0"/>
    </style:style>
    <style:style style:name="T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894e6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7d3c8" style:text-blinking="false" fo:background-color="transparent" loext:char-shading-value="0"/>
    </style:style>
    <style:style style:name="T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5f1c3" style:text-blinking="false" fo:background-color="transparent" loext:char-shading-value="0"/>
    </style:style>
    <style:style style:name="T1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18d7b" style:text-blinking="false" fo:background-color="transparent" loext:char-shading-value="0"/>
    </style:style>
    <style:style style:name="T1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2c4c0" style:text-blinking="false" fo:background-color="transparent" loext:char-shading-value="0"/>
    </style:style>
    <style:style style:name="T1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1ff9f7" style:text-blinking="false" fo:background-color="transparent" loext:char-shading-value="0"/>
    </style:style>
    <style:style style:name="T1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390c5" style:text-blinking="false" fo:background-color="transparent" loext:char-shading-value="0"/>
    </style:style>
    <style:style style:name="T1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563d1" style:text-blinking="false" fo:background-color="transparent" loext:char-shading-value="0"/>
    </style:style>
    <style:style style:name="T1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60d7" style:text-blinking="false" fo:background-color="transparent" loext:char-shading-value="0"/>
    </style:style>
    <style:style style:name="T1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79bae" style:text-blinking="false" fo:background-color="transparent" loext:char-shading-value="0"/>
    </style:style>
    <style:style style:name="T1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0214" style:text-blinking="false" fo:background-color="transparent" loext:char-shading-value="0"/>
    </style:style>
    <style:style style:name="T1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/>
    </style:style>
    <style:style style:name="T19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ba409" style:text-blinking="false" fo:background-color="transparent" loext:char-shading-value="0" style:font-weight-asian="normal" style:font-weight-complex="normal"/>
    </style:style>
    <style:style style:name="T20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weight-asian="normal" style:font-weight-complex="normal"/>
    </style:style>
    <style:style style:name="T2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d35f5" style:text-blinking="false" fo:background-color="transparent" loext:char-shading-value="0" style:font-weight-asian="normal" style:font-weight-complex="normal"/>
    </style:style>
    <style:style style:name="T2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09d2f" style:text-blinking="false" fo:background-color="transparent" loext:char-shading-value="0" style:font-weight-asian="normal" style:font-weight-complex="normal"/>
    </style:style>
    <style:style style:name="T2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2cbafb" style:text-blinking="false" fo:background-color="transparent" loext:char-shading-value="0" style:font-style-asian="normal" style:font-weight-asian="normal" style:font-style-complex="normal" style:font-weight-complex="normal"/>
    </style:style>
    <style:style style:name="T24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3ef954" style:text-blinking="false" fo:background-color="transparent" loext:char-shading-value="0"/>
    </style:style>
    <style:style style:name="T25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149e68" style:text-blinking="false" fo:background-color="transparent" loext:char-shading-value="0" style:font-weight-asian="bold" style:font-weight-complex="bold"/>
    </style:style>
    <style:style style:name="T26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49e68" style:text-blinking="false" fo:background-color="transparent" loext:char-shading-value="0" style:font-weight-asian="bold" style:font-weight-complex="bold"/>
    </style:style>
    <style:style style:name="T27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5f1c3" style:text-blinking="false" fo:background-color="transparent" loext:char-shading-value="0" style:font-weight-asian="bold" style:font-weight-complex="bold"/>
    </style:style>
    <style:style style:name="T28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solid" style:text-underline-width="auto" style:text-underline-color="font-color" fo:font-weight="bold" officeooo:rsid="0017d3c8" style:text-blinking="false" fo:background-color="transparent" loext:char-shading-value="0" style:font-weight-asian="bold" style:font-weight-complex="bold"/>
    </style:style>
    <style:style style:name="T29" style:family="text">
      <style:text-properties fo:font-variant="normal" fo:text-transform="none" fo:color="#000000" loext:opacity="100%" style:text-line-through-style="none" style:text-line-through-type="none" style:font-name="Arial" fo:font-size="11pt" fo:font-style="italic" style:text-underline-style="none" fo:font-weight="normal" style:text-blinking="false" fo:background-color="transparent" loext:char-shading-value="0"/>
    </style:style>
    <style:style style:name="T30" style:family="text">
      <style:text-properties fo:font-variant="normal" fo:text-transform="none" fo:color="#000000" loext:opacity="100%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79bae" style:text-blinking="false" fo:background-color="transparent" loext:char-shading-value="0" style:language-asian="zxx" style:country-asian="none" style:language-complex="zxx" style:country-complex="none"/>
    </style:style>
    <style:style style:name="T31" style:family="text">
      <style:text-properties fo:font-variant="normal" fo:text-transform="none" fo:color="#000000" loext:opacity="100%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2" style:family="text">
      <style:text-properties fo:font-variant="normal" fo:text-transform="none" fo:color="#000000" loext:opacity="100%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3ef954" style:text-blinking="false" fo:background-color="transparent" loext:char-shading-value="0" style:language-asian="zxx" style:country-asian="none" style:language-complex="zxx" style:country-complex="none"/>
    </style:style>
    <style:style style:name="T33" style:family="text">
      <style:text-properties fo:font-variant="normal" fo:text-transform="none" fo:color="#800000" loext:opacity="100%" style:text-line-through-style="none" style:text-line-through-type="none" style:font-name="Arial" fo:font-size="11pt" fo:language="zxx" fo:country="none" fo:font-style="normal" style:text-underline-style="solid" style:text-underline-width="auto" style:text-underline-color="font-color" fo:font-weight="normal" officeooo:rsid="00299ba5" style:text-blinking="false" fo:background-color="transparent" loext:char-shading-value="0" style:language-asian="zxx" style:country-asian="none" style:language-complex="zxx" style:country-complex="none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weight="bold" officeooo:rsid="003a0c75" style:font-weight-asian="bold" style:font-weight-complex="bold"/>
    </style:style>
    <style:style style:name="T36" style:family="text">
      <style:text-properties officeooo:rsid="0022c4c0"/>
    </style:style>
    <style:style style:name="T37" style:family="text">
      <style:text-properties officeooo:rsid="002390c5"/>
    </style:style>
    <style:style style:name="T38" style:family="text">
      <style:text-properties officeooo:rsid="002760d7"/>
    </style:style>
    <style:style style:name="T39" style:family="text">
      <style:text-properties officeooo:rsid="00279bae"/>
    </style:style>
    <style:style style:name="T40" style:family="text">
      <style:text-properties officeooo:rsid="002b0214"/>
    </style:style>
    <style:style style:name="T41" style:family="text">
      <style:text-properties officeooo:rsid="002ba409"/>
    </style:style>
    <style:style style:name="T42" style:family="text">
      <style:text-properties fo:font-style="italic" fo:font-weight="normal" officeooo:rsid="002d35f5" style:font-style-asian="italic" style:font-weight-asian="normal" style:font-style-complex="italic" style:font-weight-complex="normal"/>
    </style:style>
    <style:style style:name="T43" style:family="text">
      <style:text-properties fo:font-style="normal" style:font-style-asian="normal" style:font-style-complex="normal"/>
    </style:style>
    <style:style style:name="T44" style:family="text">
      <style:text-properties fo:font-style="normal" officeooo:rsid="002d35f5" style:font-style-asian="normal" style:font-style-complex="normal"/>
    </style:style>
    <style:style style:name="T4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02d35f5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030190e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bold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2d35f5" style:font-style-asian="normal" style:font-weight-asian="bold" style:font-style-complex="normal" style:font-weight-complex="bold"/>
    </style:style>
    <style:style style:name="T50" style:family="text">
      <style:text-properties fo:font-weight="normal" officeooo:rsid="002d35f5" style:font-weight-asian="normal" style:font-weight-complex="normal"/>
    </style:style>
    <style:style style:name="T51" style:family="text">
      <style:text-properties officeooo:rsid="00309d2f"/>
    </style:style>
    <style:style style:name="T52" style:family="text">
      <style:text-properties officeooo:rsid="00337cba"/>
    </style:style>
    <style:style style:name="T53" style:family="text">
      <style:text-properties officeooo:rsid="0035394d"/>
    </style:style>
    <style:style style:name="T54" style:family="text">
      <style:text-properties fo:background-color="#ffff00" loext:char-shading-value="0"/>
    </style:style>
    <style:style style:name="T55" style:family="text">
      <style:text-properties style:text-underline-style="solid" style:text-underline-width="auto" style:text-underline-color="font-color" officeooo:rsid="00361a79"/>
    </style:style>
    <style:style style:name="T56" style:family="text">
      <style:text-properties style:text-underline-style="solid" style:text-underline-width="auto" style:text-underline-color="font-color" officeooo:rsid="00363aa9"/>
    </style:style>
    <style:style style:name="T57" style:family="text">
      <style:text-properties style:text-underline-style="solid" style:text-underline-width="auto" style:text-underline-color="font-color" officeooo:rsid="00388456"/>
    </style:style>
    <style:style style:name="T58" style:family="text">
      <style:text-properties style:text-underline-style="solid" style:text-underline-width="auto" style:text-underline-color="font-color" officeooo:rsid="0038c9dd"/>
    </style:style>
    <style:style style:name="T59" style:family="text">
      <style:text-properties style:text-underline-style="solid" style:text-underline-width="auto" style:text-underline-color="font-color" officeooo:rsid="00399631"/>
    </style:style>
    <style:style style:name="T60" style:family="text">
      <style:text-properties officeooo:rsid="00363aa9"/>
    </style:style>
    <style:style style:name="T61" style:family="text">
      <style:text-properties officeooo:rsid="00375d36"/>
    </style:style>
    <style:style style:name="T62" style:family="text">
      <style:text-properties officeooo:rsid="00388456"/>
    </style:style>
    <style:style style:name="T63" style:family="text">
      <style:text-properties officeooo:rsid="0038c9dd"/>
    </style:style>
    <style:style style:name="T64" style:family="text">
      <style:text-properties officeooo:rsid="00399631"/>
    </style:style>
    <style:style style:name="T65" style:family="text">
      <style:text-properties officeooo:rsid="003a0c75"/>
    </style:style>
    <style:style style:name="T66" style:family="text">
      <style:text-properties officeooo:rsid="003cde09"/>
    </style:style>
    <style:style style:name="T67" style:family="text">
      <style:text-properties officeooo:rsid="003ef954"/>
    </style:style>
    <style:style style:name="T68" style:family="text">
      <style:text-properties officeooo:rsid="003ef954" fo:background-color="#ffffd7" loext:char-shading-value="0"/>
    </style:style>
    <style:style style:name="T69" style:family="text">
      <style:text-properties officeooo:rsid="003ef954" fo:background-color="#ffffd7" loext:char-shading-value="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opertina</text:p>
      <text:p text:style-name="P1">Indice</text:p>
      <text:p text:style-name="P1">Scopo del documento</text:p>
      <text:p text:style-name="P15"><text:span text:style-name="T1">Con il presente documento si intende fare una prima analisi, in linguaggio naturale, dei requisiti e di altri aspetti del progetto </text:span><text:span text:style-name="T29">SpottyThings</text:span><text:span text:style-name="T1">. L’obiettivo del documento è quello di definire i seguenti punti:</text:span></text:p>
      <text:list xml:id="list2122591889" text:style-name="L1">
        <text:list-item>
          <text:p text:style-name="P26">Obiettivi del progetto.</text:p>
        </text:list-item>
        <text:list-item>
          <text:p text:style-name="P26">Requisiti funzionali.</text:p>
        </text:list-item>
        <text:list-item>
          <text:p text:style-name="P26">Requisiti non funzionali.</text:p>
        </text:list-item>
        <text:list-item>
          <text:p text:style-name="P26">Requisiti di Front-End.</text:p>
        </text:list-item>
        <text:list-item>
          <text:p text:style-name="P26">Requisiti di Back-End.</text:p>
        </text:list-item>
      </text:list>
      <text:p text:style-name="P16"/>
      <text:p text:style-name="P1">Obiettivi del progetto</text:p>
      <text:p text:style-name="P15"><text:span text:style-name="T1">Il progetto </text:span><text:span text:style-name="T29">SpottyThings </text:span><text:span text:style-name="T1">ha come obiettivo la realizzazione di un’applicazione Web compatibile con più dispositivi che permetta ai vari utenti di scambiare, affittare o comprare vari oggetti caricati sul sito da altri utenti. Il sistema si pone come punto di contatto tra i vari utenti per facilitare la compravendita e </text:span><text:span text:style-name="T2">permettere</text:span><text:span text:style-name="T1"> così la creazione di una fonte di guadagno </text:span><text:span text:style-name="T2">da</text:span><text:span text:style-name="T1">gli oggetti che non si utilizzano più.</text:span></text:p>
      <text:p text:style-name="P6"/>
      <text:p text:style-name="P17">Nello specifico il sistema <text:span text:style-name="T40">dovrà consentire</text:span>:</text:p>
      <text:list xml:id="list1219477552" text:style-name="L2">
        <text:list-item>
          <text:p text:style-name="P48"><text:bookmark-start text:name="o1"/><text:span text:style-name="T10">agli utenti </text:span><text:span text:style-name="T2">di registrarsi per creare un proprio profilo </text:span><text:span text:style-name="T10">con cui</text:span><text:span text:style-name="T2"> interagire con gli altri utenti </text:span><text:span text:style-name="T10">e per poter </text:span><text:span text:style-name="T2">avere sempre sotto controllo le attività intraprese sul sito Web;</text:span><text:bookmark-end text:name="o1"/></text:p>
        </text:list-item>
        <text:list-item>
          <text:p text:style-name="P49"><text:bookmark-start text:name="o2"/><text:span text:style-name="T10">a tutti gli utenti</text:span><text:span text:style-name="T2"> di </text:span><text:span text:style-name="T10">navigare sul sito e </text:span><text:span text:style-name="T2">visualizzare i prodotti disponibili </text:span><text:span text:style-name="T10">(e le loro informazioni)</text:span><text:span text:style-name="T2"> filtrandoli in base alle proprie necessità, </text:span><text:span text:style-name="T3">salvando</text:span><text:span text:style-name="T2"> quelli di maggior interesse;</text:span><text:bookmark-end text:name="o2"/></text:p>
        </text:list-item>
        <text:list-item>
          <text:p text:style-name="P49"><text:bookmark-start text:name="o3"/><text:span text:style-name="T2">a</text:span><text:span text:style-name="T17">gli</text:span><text:span text:style-name="T2"> utenti </text:span><text:span text:style-name="T10">autenticati </text:span><text:span text:style-name="T2">di interagire tra di loro, </text:span><text:span text:style-name="T3">con lo scopo di ottenere</text:span><text:span text:style-name="T2"> informazioni sugli articoli di cui si è interessati </text:span><text:span text:style-name="T3">oltre che accordarsi per esempio sul metodo di pagamento e/o </text:span><text:span text:style-name="T10">di s</text:span><text:span text:style-name="T3">pedizione;</text:span><text:bookmark-end text:name="o3"/></text:p>
        </text:list-item>
        <text:list-item>
          <text:p text:style-name="P48"><text:bookmark-start text:name="o4"/><text:span text:style-name="T10">agli utenti registrati </text:span><text:span text:style-name="T3">di postare</text:span><text:span text:style-name="T15"> </text:span><text:span text:style-name="T3">annunci sui prodotti che si vogliono offrire in una o più delle diverse modalità permesse (scambio di oggetti, affitto di oggetti e vendita di oggetti);</text:span><text:bookmark-end text:name="o4"/></text:p>
        </text:list-item>
        <text:list-item>
          <text:p text:style-name="P48"><text:bookmark-start text:name="o5"/><text:span text:style-name="T17">a</text:span><text:span text:style-name="T10">gli utenti registrati </text:span><text:span text:style-name="T3">l’espressione di recensioni pubbliche e feedback sull’esperienza di acquisto/vendita e sull’affidabilità dei venditori;</text:span><text:bookmark-end text:name="o5"/></text:p>
        </text:list-item>
        <text:list-item>
          <text:p text:style-name="P48"><text:bookmark-start text:name="o6"/><text:span text:style-name="T17">di</text:span><text:span text:style-name="T3"> garantire che le transazioni avvengano correttamente tutelando sia il venditore che il compratore </text:span><text:span text:style-name="T10">e intervenire nel caso di problematiche.</text:span><text:bookmark-end text:name="o6"/></text:p>
        </text:list-item>
      </text:list>
      <text:p text:style-name="P7"/>
      <text:p text:style-name="P8"/>
      <text:p text:style-name="P2">Requisiti funzionali</text:p>
      <text:p text:style-name="P9">Nel seguente paragrafo vengono riportato i requisiti funzionali del sistema, divisi in base al preciso obiettivo che soddisfano.</text:p>
      <text:p text:style-name="P2"/>
      <text:p text:style-name="P12">Il sistema deve:</text:p>
      <text:list xml:id="list2789058564" text:style-name="L3">
        <text:list-header>
          <text:p text:style-name="P27"/>
        </text:list-header>
        <text:list-item>
          <text:p text:style-name="P27">Relativamente all’<text:a xlink:type="simple" xlink:href="#o1" text:style-name="Internet_20_link" text:visited-style-name="Visited_20_Internet_20_Link"><text:span text:style-name="T34">obiettivo 1</text:span></text:a>:</text:p>
        </text:list-item>
      </text:list>
      <text:list xml:id="list2466292644" text:style-name="L4">
        <text:list-item>
          <text:list>
            <text:list-item>
              <text:p text:style-name="P50"><text:bookmark-start text:name="RF 1"/><text:span text:style-name="T5">permettere ad un utente anonimo di registrarsi al sito, compilando un opportuno form in cui deve inserire: </text:span><text:span text:style-name="T4">dati anagrafici, </text:span><text:span text:style-name="T10">ovvero</text:span><text:span text:style-name="T4"> nome, cognome, data di nascita </text:span><text:span text:style-name="T10">e</text:span><text:span text:style-name="T4"> indirizzo di residenza, </text:span><text:span text:style-name="T11">CAP, città, provincia</text:span><text:span text:style-name="T4">, </text:span><text:span text:style-name="T5">un username univoco, </text:span><text:span text:style-name="T11">una mail a cui associare l’account, un numero di telefono (facoltativamente)</text:span><text:span text:style-name="T5"> e creare una password </text:span><text:span text:style-name="T11">(conforme con il </text:span><text:a xlink:type="simple" xlink:href="#RNF 1" text:style-name="Internet_20_link" text:visited-style-name="Visited_20_Internet_20_Link">RNF </text:a><text:a xlink:type="simple" xlink:href="#RNF 1" text:style-name="Internet_20_link" text:visited-style-name="Visited_20_Internet_20_Link"><text:span text:style-name="T17">1</text:span></text:a><text:span text:style-name="T11">);</text:span><text:bookmark-end text:name="RF 1"/></text:p>
            </text:list-item>
            <text:list-item>
              <text:p text:style-name="P51"><text:soft-page-break/><text:span text:style-name="T11">p</text:span><text:span text:style-name="T14">ermettere, in fase di registrazione, di inserire uno o più metodi di pagamento, fornendo i dati della propria carta di credito per effettuare pagamenti online </text:span><text:span text:style-name="T16">oppure un conto PayPal</text:span><text:span text:style-name="T14">;</text:span></text:p>
            </text:list-item>
            <text:list-item>
              <text:p text:style-name="P50"><text:bookmark-start text:name="RF 2"/><text:span text:style-name="T5">mettere a disposizione un meccanismo di certificazione per verificare l’identità dell’utente durante la registrazione </text:span><text:span text:style-name="T4">(può essere, nel caso l’utente ne sia provvisto, il meccanismo SPID, oppure un sistema di controllo del documento di identità);</text:span><text:bookmark-end text:name="RF 2"/></text:p>
            </text:list-item>
            <text:list-item>
              <text:p text:style-name="P29">permettere di recuperare la password in caso venga dimenticata <text:span text:style-name="T36">(con le modalità specificate al </text:span><text:a xlink:type="simple" xlink:href="#RNF 2" text:style-name="Internet_20_link" text:visited-style-name="Visited_20_Internet_20_Link"><text:span text:style-name="T36">RNF </text:span></text:a><text:a xlink:type="simple" xlink:href="#RNF 2" text:style-name="Internet_20_link" text:visited-style-name="Visited_20_Internet_20_Link"><text:span text:style-name="T41">2</text:span></text:a><text:span text:style-name="T36">)</text:span>;</text:p>
            </text:list-item>
            <text:list-item>
              <text:p text:style-name="P29">permettere ad un utente già registrato di accedere sito <text:span text:style-name="T36">unicamente</text:span> mediante il proprio username<text:span text:style-name="T36"> </text:span>e la propria password;</text:p>
            </text:list-item>
            <text:list-item>
              <text:p text:style-name="P50"><text:span text:style-name="T6">permettere di visualizzare e modificare il proprio profilo personale, </text:span><text:span text:style-name="T4">aggiungendo una breve descrizione personale </text:span><text:span text:style-name="T16">(massimo 200 caratteri) </text:span><text:span text:style-name="T4">e </text:span><text:span text:style-name="T16">le categorie</text:span><text:span text:style-name="T11"> di</text:span><text:span text:style-name="T4"> o</text:span><text:span text:style-name="T11">g</text:span><text:span text:style-name="T4">getti che si intendono postare;</text:span></text:p>
            </text:list-item>
            <text:list-item>
              <text:p text:style-name="P52"><text:span text:style-name="T4">c</text:span><text:span text:style-name="T11">onsentire di poter modificare in ogni momento le informazioni personali (specificate nel </text:span><text:a xlink:type="simple" xlink:href="#RF 1" text:style-name="Internet_20_link" text:visited-style-name="Visited_20_Internet_20_Link"><text:span text:style-name="T30">RF 1</text:span></text:a><text:span text:style-name="T11">), </text:span><text:span text:style-name="T14">i propri metodi di pagamento </text:span><text:span text:style-name="T11">e di poter aggiornare la password (con le modalità specificate nel </text:span><text:a xlink:type="simple" xlink:href="#RNF 2" text:style-name="Internet_20_link" text:visited-style-name="Visited_20_Internet_20_Link">RNF</text:a><text:a xlink:type="simple" xlink:href="#RNF 2" text:style-name="Internet_20_link" text:visited-style-name="Visited_20_Internet_20_Link"><text:span text:style-name="T18"> </text:span></text:a><text:span text:style-name="T24">2</text:span><text:span text:style-name="T11">);</text:span></text:p>
            </text:list-item>
            <text:list-item>
              <text:p text:style-name="P28">permette<text:span text:style-name="T36">re </text:span>di verificare lo stato degli oggetti postati (se sono attualmente in vendita, in affitto o in scambio) <text:span text:style-name="T36">e di modificarlo dall’utente stesso dopo che una transazione è avvenuta</text:span>;</text:p>
            </text:list-item>
            <text:list-item>
              <text:p text:style-name="P61"><text:span text:style-name="T1">p</text:span><text:span text:style-name="T6">ermette</text:span><text:span text:style-name="T1">re </text:span><text:span text:style-name="T6">di visualizzare lo storico di tutti i prodotti acquistati, </text:span><text:span text:style-name="T11">con le informazioni sul prezzo di vendita, data e profilo del venditore;</text:span></text:p>
            </text:list-item>
            <text:list-item>
              <text:p text:style-name="P53"><text:span text:style-name="T11">p</text:span><text:span text:style-name="T13">ermettere di visualizzare e modificare la “whish list” dei prodotti di maggior interesse (vedi </text:span><text:a xlink:type="simple" xlink:href="#RF 16" text:style-name="Internet_20_link" text:visited-style-name="Visited_20_Internet_20_Link"><text:span text:style-name="T33">RF 17</text:span></text:a><text:span text:style-name="T13">);</text:span></text:p>
              <text:p text:style-name="P30"/>
            </text:list-item>
          </text:list>
        </text:list-item>
      </text:list>
      <text:list xml:id="list2302770721" text:style-name="L5">
        <text:list-item>
          <text:p text:style-name="P54"><text:span text:style-name="T6">R</text:span><text:span text:style-name="T4">elativamente all’</text:span><text:a xlink:type="simple" xlink:href="#o2" text:style-name="Internet_20_link" text:visited-style-name="Visited_20_Internet_20_Link">obiettivo 2</text:a><text:span text:style-name="T25">:</text:span></text:p>
        </text:list-item>
      </text:list>
      <text:list xml:id="list73942024933371" text:continue-list="list2466292644" text:style-name="L4">
        <text:list-item>
          <text:list>
            <text:list-item>
              <text:p text:style-name="P51"><text:span text:style-name="T4">permettere di visualizzare i prodotti disponibili sul sito </text:span><text:span text:style-name="T14">inizialmente in una forma di anteprima con solo una foto, il titolo dell’annuncio, la tipologia del prodotto, il prezzo e lo username del venditore;</text:span></text:p>
            </text:list-item>
            <text:list-item>
              <text:p text:style-name="P51"><text:span text:style-name="T14">consentire di avere accesso agli annunci</text:span><text:span text:style-name="T4"> sotto forma di una lista, in cui compaiono gli </text:span><text:span text:style-name="T13">annunci degli </text:span><text:span text:style-name="T4">oggetti fi</text:span><text:span text:style-name="T12">ltr</text:span><text:span text:style-name="T4">ati dall’utente mediante diversi parametri (</text:span><text:span text:style-name="T13">fascia temporale di pubblicazione dell’annuncio, vicinanza con il l</text:span><text:span text:style-name="T4">uogo geografico del venditore, </text:span><text:span text:style-name="T13">categoria</text:span><text:span text:style-name="T4"> </text:span><text:span text:style-name="T13">del prodotto</text:span><text:span text:style-name="T4">, modalità della transazione, </text:span><text:span text:style-name="T13">ranking del venditore, fascia di prezzo</text:span><text:span text:style-name="T4">);</text:span></text:p>
            </text:list-item>
            <text:list-item>
              <text:p text:style-name="P51"><text:span text:style-name="T14">consentire di visualizzare gli annunci anche</text:span><text:span text:style-name="T4"> tramite barra di ricerca (permettendo di cercare un venditore specifico, </text:span><text:span text:style-name="T13">tramite username oppure Nome e Cognome,</text:span><text:span text:style-name="T4"> o uno specifico annuncio);</text:span></text:p>
            </text:list-item>
            <text:list-item>
              <text:p text:style-name="P50"><text:span text:style-name="T4">fornire per ogni </text:span><text:span text:style-name="T13">annuncio</text:span><text:span text:style-name="T4"> una scheda personale con </text:span><text:span text:style-name="T13">il titolo dell’annuncio, </text:span><text:span text:style-name="T4">la descrizione </text:span><text:span text:style-name="T13">del prodotto, </text:span><text:span text:style-name="T15">le</text:span><text:span text:style-name="T13"> </text:span><text:span text:style-name="T15">sue </text:span><text:span text:style-name="T13">foto</text:span><text:span text:style-name="T4">, la tipologia di transazione </text:span><text:span text:style-name="T13">prevista, il prezzo e un link al profilo del venditore;</text:span></text:p>
            </text:list-item>
            <text:list-item>
              <text:p text:style-name="P28">permettere, tramite <text:span text:style-name="T37">un</text:span> calendario, di verificare per i prodotti in affitto le disponibilità temporali di tali prodotti;</text:p>
            </text:list-item>
            <text:list-item>
              <text:p text:style-name="P50"><text:span text:style-name="T4">permettere di selezionare i prodotti di maggior interesse per </text:span><text:span text:style-name="T14">visualizzarne la scheda personale sopra descritta</text:span><text:span text:style-name="T4">;</text:span></text:p>
            </text:list-item>
            <text:list-item>
              <text:p text:style-name="P50"><text:bookmark-start text:name="RF 16"/><text:span text:style-name="T4">permettere di comporre una wish list con le cose che </text:span><text:span text:style-name="T14">si</text:span><text:span text:style-name="T4"> </text:span><text:span text:style-name="T14">intendono</text:span><text:span text:style-name="T4"> comprare in futuro e di maggior interesse;</text:span><text:bookmark-end text:name="RF 16"/></text:p>
            </text:list-item>
            <text:list-item>
              <text:p text:style-name="P50"><text:span text:style-name="T4">p</text:span><text:span text:style-name="T8">ermettere di visualizzare un “ranking” dei venditori, creato in base alle valutazioni numeriche effettuate dagli acquirenti dopo l’acquisto (vedi</text:span><text:span text:style-name="T7"> </text:span><text:a xlink:type="simple" xlink:href="#RF 25" text:style-name="Internet_20_link" text:visited-style-name="Visited_20_Internet_20_Link"><text:span text:style-name="T32">RF 27</text:span></text:a><text:span text:style-name="T7">)</text:span><text:span text:style-name="T8">;</text:span></text:p>
            </text:list-item>
          </text:list>
        </text:list-item>
      </text:list>
      <text:p text:style-name="P13"/>
      <text:p text:style-name="P13"/>
      <text:p text:style-name="P13"/>
      <text:list xml:id="list3892732722" text:style-name="L6">
        <text:list-item>
          <text:p text:style-name="P55"><text:soft-page-break/><text:span text:style-name="T4">Relativamente all’</text:span><text:a xlink:type="simple" xlink:href="#o3" text:style-name="Internet_20_link" text:visited-style-name="Visited_20_Internet_20_Link"><text:span text:style-name="T26">obiettivo 3</text:span></text:a><text:span text:style-name="T4">:</text:span></text:p>
        </text:list-item>
      </text:list>
      <text:list xml:id="list73941023654765" text:continue-list="list73942024933371" text:style-name="L4">
        <text:list-item>
          <text:list>
            <text:list-item>
              <text:p text:style-name="P50"><text:span text:style-name="T4">consentire di interagire direttamente tramite una chat privata sul sito con il venditore per chiedere informazioni aggiuntive e chiarire alcuni aspetti relativi alla spedizione (a carico del venditore per posta oppure di persona) e al pagamento (tramite transazione </text:span><text:span text:style-name="T15">online</text:span><text:span text:style-name="T4"> oppure alla consegna);</text:span></text:p>
            </text:list-item>
            <text:list-item>
              <text:p text:style-name="P31">permettere all’utente di acquistare un prodotto pagando online tramite uno dei metodi di pagamento inseriti, <text:span text:style-name="T39">nel caso il venditore lo accetti e abbia quindi collegato il proprio profilo PayPal;</text:span></text:p>
            </text:list-item>
          </text:list>
        </text:list-item>
      </text:list>
      <text:list xml:id="list531700605" text:style-name="L7">
        <text:list-header>
          <text:p text:style-name="P32"/>
        </text:list-header>
        <text:list-item>
          <text:p text:style-name="P56"><text:span text:style-name="T9">Relativamente all’</text:span><text:a xlink:type="simple" xlink:href="#o4" text:style-name="Internet_20_link" text:visited-style-name="Visited_20_Internet_20_Link"><text:span text:style-name="T27">obiettivo 4</text:span></text:a><text:span text:style-name="T9">:</text:span></text:p>
        </text:list-item>
      </text:list>
      <text:list xml:id="list73941094576856" text:continue-list="list73941023654765" text:style-name="L4">
        <text:list-item>
          <text:list>
            <text:list-item>
              <text:p text:style-name="P34">consentire agli utenti registrati sul sito di postare annunci per i vari oggetti, <text:span text:style-name="T38">in cui </text:span>dovranno essere specificat<text:span text:style-name="T38">i: titolo dell’annunci</text:span><text:span text:style-name="T39">o</text:span><text:span text:style-name="T38">,</text:span> una breve descrizione <text:span text:style-name="T38">del prodotto </text:span>di massimo 250 caratteri, <text:span text:style-name="T54">il prezzo del prodotto</text:span>, <text:span text:style-name="T60">il tipo </text:span>di transazione <text:span text:style-name="T55">(vedi seguenti paragrafi)</text:span> (<text:span text:style-name="T54">vendita, affitto, in questo caso si specifica anche il periodo in cui il prodotto è disponibile, e scambio con altri prodotti, nel caso in cui si voglia proporre uno scambio con un oggetto di altri utenti</text:span>), <text:span text:style-name="T56">il metodo di scambio </text:span><text:span text:style-name="T58">(spedizione o scambio di persona)</text:span><text:span text:style-name="T56">,</text:span><text:span text:style-name="T60"> </text:span><text:span text:style-name="T38">foto (un massimo di 10);</text:span></text:p>
            </text:list-item>
            <text:list-item>
              <text:p text:style-name="P37">permettere di rimuovere gli annunci degli articoli; <text:span text:style-name="T54">venduti o non momentaneamente disponibili, per poi ripostarli quando torneranno a disposizione;</text:span></text:p>
            </text:list-item>
            <text:list-item>
              <text:p text:style-name="P47">permette di modificare gli annunci e di dare la possibilità di cambiarne la visibilità (cioè la possibilità di essere visualizzato dagli utenti);</text:p>
            </text:list-item>
          </text:list>
          <text:p text:style-name="P34"><text:span text:style-name="T56">Tipologia transazione</text:span><text:span text:style-name="T57">(vendita)</text:span><text:span text:style-name="T56">:</text:span></text:p>
          <text:list text:continue-numbering="true">
            <text:list-item>
              <text:p text:style-name="P45">in caso di vendita deve consentire all’utente di inserire il prezzo <text:span text:style-name="T62">e alla rimozione dell’annuncio deve fare </text:span><text:span text:style-name="T61">compilare un form che chieda all’utente informazioni sulla riuscita della vendita: se l’articolo è stato venduto tramite questa applicazione o su </text:span><text:span text:style-name="T62">un’</text:span><text:span text:style-name="T61">altr</text:span><text:span text:style-name="T62">a</text:span><text:span text:style-name="T61"> piattaform</text:span><text:span text:style-name="T62">a o se l’utente ha deciso di non venderlo più;</text:span></text:p>
            </text:list-item>
          </text:list>
          <text:p text:style-name="P35"><text:span text:style-name="T56">Tipologia transazione</text:span><text:span text:style-name="T57">(affitto)</text:span><text:span text:style-name="T56">:</text:span></text:p>
          <text:list text:continue-numbering="true">
            <text:list-item>
              <text:p text:style-name="P44">deve permettere all’utente tramite un calendario di selezionare le date in cui l’oggetto è disponibile, inoltre deve esserci la possibilità di inserire il costo giornaliero, settimanale e mensile;</text:p>
            </text:list-item>
            <text:list-item>
              <text:p text:style-name="P46"><text:span text:style-name="T63">deve aggiornare automaticamente </text:span>il calendario <text:span text:style-name="T62">una volta che un articolo viene prenotato e pagato, </text:span><text:span text:style-name="T63">l’utente può anche modificare manualmente la disponibiltà in base alle sue esigenze;</text:span></text:p>
            </text:list-item>
          </text:list>
        </text:list-item>
      </text:list>
      <text:list xml:id="list645606165" text:style-name="L8">
        <text:list-header>
          <text:p text:style-name="P36"/>
        </text:list-header>
        <text:list-item>
          <text:p text:style-name="P57"><text:span text:style-name="T9">Relativamente all’</text:span><text:a xlink:type="simple" xlink:href="#o5" text:style-name="Internet_20_link" text:visited-style-name="Visited_20_Internet_20_Link"><text:span text:style-name="T27">obiettivo 5</text:span></text:a><text:span text:style-name="T9">:</text:span></text:p>
        </text:list-item>
      </text:list>
      <text:list xml:id="list73942348191194" text:continue-list="list73941094576856" text:style-name="L4">
        <text:list-item>
          <text:list>
            <text:list-item>
              <text:p text:style-name="P50"><text:bookmark-start text:name="RF 25"/><text:bookmark-start text:name="RF 17"/><text:span text:style-name="T9">permettere</text:span><text:bookmark-end text:name="RF 17"/><text:span text:style-name="T9"> agli utenti, </text:span><text:span text:style-name="T7">al termine di una transazione,</text:span><text:span text:style-name="T9"> di fornire un feedback testuale </text:span><text:span text:style-name="T15">(di massimo 200 caratteri) </text:span><text:span text:style-name="T9">e una valutazione numerica </text:span><text:span text:style-name="T15">(con un voto da 1 a 5)</text:span><text:span text:style-name="T9"> sull’affidabilità di un venditore;</text:span><text:bookmark-end text:name="RF 25"/></text:p>
            </text:list-item>
            <text:list-item>
              <text:p text:style-name="P33">permettere di visualizzare i commenti e le valutazioni degli altri utenti sul profilo;</text:p>
            </text:list-item>
          </text:list>
        </text:list-item>
      </text:list>
      <text:p text:style-name="P14"/>
      <text:list xml:id="list3373226319" text:style-name="L9">
        <text:list-item>
          <text:p text:style-name="P58"><text:span text:style-name="T8">Relativamente all’</text:span><text:a xlink:type="simple" xlink:href="#o6" text:style-name="Internet_20_link" text:visited-style-name="Visited_20_Internet_20_Link"><text:span text:style-name="T28">obiettivo 6</text:span></text:a><text:span text:style-name="T8">:</text:span></text:p>
        </text:list-item>
      </text:list>
      <text:list xml:id="list73940900996611" text:continue-list="list73942348191194" text:style-name="L4">
        <text:list-item>
          <text:list>
            <text:list-item>
              <text:p text:style-name="P50"><text:span text:style-name="T8">notificare </text:span><text:span text:style-name="T7">tramite mail</text:span><text:span text:style-name="T8"> il venditore del corretto pagamento effettuato, </text:span><text:span text:style-name="T7">invitandolo a procedere con la consegna;</text:span></text:p>
            </text:list-item>
            <text:list-item>
              <text:p text:style-name="P38">gestire i soldi pagati dall’acquirente e depositarli sul conto del venditore solamente dopo conferma di ricezione del pacco;</text:p>
            </text:list-item>
            <text:list-item>
              <text:p text:style-name="P39">consentire di segnalare all’acquirente il corretto ricevimento del prodotto;</text:p>
            </text:list-item>
            <text:list-item>
              <text:p text:style-name="P40">permettere all’utente di aprire una segnalazione nel caso in cui il prodotto ricevuto non corrisponda a quello postato sul sito oppure risulti in condizioni diverse da come era stato promesso;</text:p>
            </text:list-item>
            <text:list-item>
              <text:p text:style-name="P28"><text:soft-page-break/>bloccare il profilo di un utente nel caso in cui non vengano rispettati i termini d’uso del servizio <text:span text:style-name="T64">(</text:span><text:span text:style-name="T59">quali sono i temini d’uso?</text:span><text:span text:style-name="T64">) </text:span><text:span text:style-name="T59">e nel caso si apri una disputa tra utenti per una transazione non riuscita;</text:span></text:p>
            </text:list-item>
          </text:list>
        </text:list-item>
      </text:list>
      <text:p text:style-name="P13"/>
      <text:p text:style-name="P3"/>
      <text:p text:style-name="P4">Requisiti non funzionali</text:p>
      <text:p text:style-name="P10">Di seguito elenchiamo i requisiti non funzionali del nostro sistema, divisi nelle varie proprietà che dovranno essere globalmente garantite.</text:p>
      <text:p text:style-name="P10"/>
      <text:p text:style-name="P3">Sicurezza</text:p>
      <text:list xml:id="list1524105289" text:style-name="L10">
        <text:list-item>
          <text:p text:style-name="P59"><text:bookmark-start text:name="RNF 1"/><text:span text:style-name="T19">Per garantire un elevato livello di sicurezza ogni password dovrà soddisfare questi requisiti: avere minimo 8 caratteri, di cui almeno un carattere speciale, </text:span><text:span text:style-name="T22">una</text:span><text:span text:style-name="T19"> lettera maiuscola, una lettera minuscola e un numero.</text:span><text:bookmark-end text:name="RNF 1"/></text:p>
        </text:list-item>
        <text:list-item>
          <text:p text:style-name="P41"><text:bookmark-start text:name="RNF 2"/>Il sistema permetterà il cambio password nel caso in cui venga dimenticata. Sarà possibile accedere ad un link inviato nella mail specificata durante la registrazione e inserire (due volte) una nuova password conforme con i requisiti espressi nel <text:a xlink:type="simple" xlink:href="#RNF 1" text:style-name="Internet_20_link" text:visited-style-name="Visited_20_Internet_20_Link">RNF 1</text:a>.<text:bookmark-end text:name="RNF 2"/></text:p>
        </text:list-item>
        <text:list-item>
          <text:p text:style-name="P41"><text:bookmark-start text:name="RNF 3"/>Il sistema obbliga gli utenti a cambiare la vecchia password ogni 6 mesi. Si prevede la digitazione della vecchia password e due volte la digitazione di quella nuova. Successivamente verrà inviato un link via mail da premere per confermare il cambiamento della password. In caso d<text:span text:style-name="T51">i </text:span>password dimenticata si procederà secondo il <text:a xlink:type="simple" xlink:href="../Documento%20di%20progetto.odt#Accessibiltà" office:name="Accessibilità" text:style-name="Internet_20_link" text:visited-style-name="Visited_20_Internet_20_Link"><text:span text:style-name="T66">Accessibilità</text:span></text:a>.<text:bookmark-end text:name="RNF 3"/></text:p>
        </text:list-item>
        <text:list-item>
          <text:p text:style-name="P41">Il sistema prevede il blocco dell’account dopo 3 tentativi di password errata. Per ripristinare l’account sarà necessario accedere ad un link inviato via mail e modificare la password.</text:p>
        </text:list-item>
        <text:list-item>
          <text:p text:style-name="P59"><text:span text:style-name="T19">Il sistema prevede, facoltativamente, l’utilizzo dell’autenticazione a due fattori: se abilitata prima di ogni accesso l’utente riceverà un codice di 6 cifre mandato via </text:span><text:span text:style-name="T22">SMS</text:span><text:span text:style-name="T19"> al numero specificato in fase di login.</text:span></text:p>
        </text:list-item>
        <text:list-item>
          <text:p text:style-name="P42">I pagamenti devono essere gestiti via SSL e la transazione deve essere protetta da crittografia.</text:p>
        </text:list-item>
      </text:list>
      <text:p text:style-name="P11"/>
      <text:p text:style-name="P5">Portabilità</text:p>
      <text:list xml:id="list73940877022092" text:continue-numbering="true" text:style-name="L10">
        <text:list-item>
          <text:p text:style-name="P59"><text:span text:style-name="T21">L’applicazione</text:span><text:span text:style-name="T19"> Web deve essere </text:span><text:span text:style-name="T22">mostrata</text:span><text:span text:style-name="T19"> senza problemi sui browser Google Chrome </text:span><text:span text:style-name="T20">(dalla versione </text:span><text:span text:style-name="T23">97.0.4692 del 4 gennaio 2022)</text:span><text:span text:style-name="T19">, Mozilla Firefox </text:span><text:span text:style-name="T20">(dalla versione Firefox 96.0.3 del 27 gennaio 2022)</text:span><text:span text:style-name="T19">, Safari </text:span><text:span text:style-name="T20">(</text:span><text:span text:style-name="T21">a partire dalle prime versioni rilasciate nel 2022</text:span><text:span text:style-name="T20">) </text:span><text:span text:style-name="T19">e Opera </text:span><text:span text:style-name="T20">(dalla versione Opera 93 del 19 gennaio 2022</text:span><text:span text:style-name="T21">).</text:span></text:p>
        </text:list-item>
        <text:list-item>
          <text:p text:style-name="P43">L’applicazione web deve inoltre essere cross-platform e ottimizzat<text:span text:style-name="T51">a</text:span> per funzionare anche su diverse piattaforme (desktop, smartphone, tablet).</text:p>
        </text:list-item>
      </text:list>
      <text:p text:style-name="P18"/>
      <text:p text:style-name="P19">Usabilità</text:p>
      <text:list xml:id="list73941764551474" text:continue-numbering="true" text:style-name="L10">
        <text:list-item>
          <text:p text:style-name="P62">Un utente che non conosce il sistema deve essere in grado di registrarsi nel giro di 5 minuti e di effettuare un annuncio in circa 10 minuti.</text:p>
        </text:list-item>
        <text:list-item>
          <text:p text:style-name="P78">In caso di errore l’applicazione web deve fornire messaggi testuali comprensibili, segnalando all’utente cosa è necessario fare, rispettando i requisiti sull’Accessibilità<text:span text:style-name="T67">(</text:span><text:span text:style-name="T69">inserire link</text:span><text:span text:style-name="T67">)</text:span>;</text:p>
        </text:list-item>
        <text:list-item>
          <text:p text:style-name="P78">L’applicazione deve proporre un facoltativo tour iniziale che mostri le funzionalità del sistema all’utente appena registrato, il tuor deve rimanere disponibile su richiesta dell’utente;</text:p>
        </text:list-item>
        <text:list-item>
          <text:p text:style-name="P60"><text:span text:style-name="T50">L’applicazione web soddisfa i requisiti di accessibilità definiti in regole precise: la versione 2.1 delle </text:span><text:a xlink:type="simple" xlink:href="https://www.w3.org/TR/2018/REC-WCAG21-20180605/" text:style-name="Internet_20_link" text:visited-style-name="Visited_20_Internet_20_Link"><text:span text:style-name="T42">Web Content Accesibility Guidelines</text:span></text:a><text:span text:style-name="T42"> </text:span><text:span text:style-name="T46">(</text:span><text:span text:style-name="T49">WCAG</text:span><text:span text:style-name="T46">) definite dal </text:span><text:span text:style-name="T42">Worl Wide Web Consortium</text:span><text:span text:style-name="T46"> (</text:span><text:span text:style-name="T49">W3C</text:span><text:span text:style-name="T46">).</text:span></text:p>
        </text:list-item>
      </text:list>
      <text:p text:style-name="P21"/>
      <text:p text:style-name="P20"><text:span text:style-name="T44">P</text:span><text:span text:style-name="T43">rivacy</text:span></text:p>
      <text:list xml:id="list73942996926233" text:continue-numbering="true" text:style-name="L10">
        <text:list-item>
          <text:p text:style-name="P63"><text:span text:style-name="T46">D</text:span><text:span text:style-name="T45">ovendo essere distribuito in Europa, l’applicazione web deve rispettare le norme del regolamento generale sulla protezione dei dati (il </text:span><text:a xlink:type="simple" xlink:href="https://www.privacyitalia.eu/wp-content/uploads/2017/10/GDPR_Italiano_PDF.pdf" text:style-name="Internet_20_link" text:visited-style-name="Visited_20_Internet_20_Link"><text:span text:style-name="T48">GDPR</text:span></text:a><text:span text:style-name="T45">, o ufficialmente detta regolamento (UE) n. 2016/679) in materia di trattamento dei dati personali e di privacy.</text:span></text:p>
        </text:list-item>
        <text:list-item>
          <text:p text:style-name="P64"><text:soft-page-break/><text:span text:style-name="T45">Il sito web dovrà verificare l’identità dei propri utenti mediante SPID o tramite un </text:span><text:a xlink:type="simple" xlink:href="https://crimnet.dcpc.interno.gov.it/crimnet/ricerca-documenti-rubati-smarriti" text:style-name="Internet_20_link" text:visited-style-name="Visited_20_Internet_20_Link"><text:span text:style-name="T45">meccanismo</text:span></text:a><text:span text:style-name="T45"> per verificare il documento di identità</text:span><text:span text:style-name="T47">.</text:span></text:p>
        </text:list-item>
      </text:list>
      <text:p text:style-name="P22"/>
      <text:p text:style-name="P24">Prestazioni</text:p>
      <text:list xml:id="list73942088504050" text:continue-numbering="true" text:style-name="L10">
        <text:list-item>
          <text:p text:style-name="P65">Il sito web deve permettere di effettuare il login entro 2 secondi dall’inserimento dei dati e deve caricare gli annunci cercati dall’utente in massimo 3 secondi.</text:p>
        </text:list-item>
        <text:list-item>
          <text:p text:style-name="P66">La fase di transazione tra una funzionalità e l’altra del sito web deve essere fluida e avvenire in non più di 1 secondo.</text:p>
        </text:list-item>
      </text:list>
      <text:p text:style-name="P23"/>
      <text:p text:style-name="P25">Robustezza</text:p>
      <text:list xml:id="list73942109254913" text:continue-numbering="true" text:style-name="L10">
        <text:list-item>
          <text:p text:style-name="P66">L’applicazione web deve mantenere almeno un backup dei dati dell’utente in caso di perdita dei dati nel database.</text:p>
        </text:list-item>
      </text:list>
      <text:p text:style-name="P23"/>
      <text:p text:style-name="P25">Localizzazione</text:p>
      <text:list xml:id="list73942384381718" text:continue-numbering="true" text:style-name="L10">
        <text:list-item>
          <text:p text:style-name="P66">L’applicazione web deve individuare gli annunci più vicini geograficamente all’utente.</text:p>
        </text:list-item>
      </text:list>
      <text:p text:style-name="P72"/>
      <text:p text:style-name="P72">Accessibilità</text:p>
      <text:list xml:id="list73942975614632" text:continue-numbering="true" text:style-name="L10">
        <text:list-item>
          <text:p text:style-name="P67">L’applicazione web deve essere accessibile a tutti gli utenti con condizioni di deficit o disabilità, <text:span text:style-name="T52">in particolare l’applicazione deve essere acessibile anche tramite l’utilizzo di un software screen-reader e la possibilità di zoommare il testo </text:span><text:span text:style-name="T53">fino al </text:span><text:span text:style-name="T52">200% senz</text:span><text:span text:style-name="T53">a comprometterne la </text:span><text:span text:style-name="T64">visibilità (per esempio non deve diventare sfuocato)</text:span><text:span text:style-name="T52">;</text:span></text:p>
        </text:list-item>
        <text:list-item>
          <text:p text:style-name="P67"><text:span text:style-name="T52"><text:s/>Deve utilizzare colori che rendano chiari i contenuti anche a chi soffre di daltonismo;</text:span></text:p>
        </text:list-item>
        <text:list-item>
          <text:p text:style-name="P68">Tutte le parti funzionali dell’interfaccia utente devono essere chiari e distinguibili, cioè devono avere almeno un livello AA di contrasto, come definito nelle WCAG 2.1 (sezione 1.4.3);</text:p>
        </text:list-item>
        <text:list-item>
          <text:p text:style-name="P71">Deve essere possibile introdurre tutti gli input nel sistema e navigare tra le diverse pagine utilizzando solo la tastiera.</text:p>
          <text:p text:style-name="P68"><text:span text:style-name="T35"/></text:p>
          <text:p text:style-name="P74"><text:span text:style-name="T65">D</text:span>isponibiulità</text:p>
        </text:list-item>
        <text:list-item>
          <text:p text:style-name="P69">L’applicazione web deve deve essere disponibile 24 ore al giorno, 365 giorni all’anno.</text:p>
        </text:list-item>
      </text:list>
      <text:p text:style-name="P75"/>
      <text:p text:style-name="P75">Capacità</text:p>
      <text:list xml:id="list73942862762107" text:continue-numbering="true" text:style-name="L10">
        <text:list-item>
          <text:p text:style-name="P70">L’applicazione web deve poter gestire simultaneamente 200 utenti senza comprometterne il servizio;</text:p>
        </text:list-item>
      </text:list>
      <text:p text:style-name="P76">Tempi</text:p>
      <text:list xml:id="list73942558673374" text:continue-numbering="true" text:style-name="L10">
        <text:list-item>
          <text:p text:style-name="P71">L’applicazione web deve essere pronta entro gennaio 2023;</text:p>
        </text:list-item>
      </text:list>
      <text:p text:style-name="P76">Budget del progetto</text:p>
      <text:list xml:id="list73941897056256" text:continue-numbering="true" text:style-name="L10">
        <text:list-item>
          <text:p text:style-name="P71">Lo sviluppo dell’applicazione avrà un costo massimo di 10 euro;</text:p>
        </text:list-item>
      </text:list>
      <text:p text:style-name="P77">Manutenzione e documentazione??</text:p>
      <text:p text:style-name="P76"/>
      <text:p text:style-name="P76"/>
      <text:p text:style-name="P76"/>
      <text:p text:style-name="P76"/>
      <text:p text:style-name="P73"/>
      <text:p text:style-name="P73"/>
      <text:p text:style-name="P7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9-30T08:54:31.380454217</meta:creation-date>
    <dc:date>2022-10-03T07:39:40.626080844</dc:date>
    <meta:editing-duration>PT26M31S</meta:editing-duration>
    <meta:editing-cycles>10</meta:editing-cycles>
    <meta:generator>LibreOffice/7.3.2.2$MacOSX_X86_64 LibreOffice_project/49f2b1bff42cfccbd8f788c8dc32c1c309559be0</meta:generator>
    <meta:print-date>2022-10-02T10:54:05.269983844</meta:print-date>
    <meta:document-statistic meta:table-count="0" meta:image-count="0" meta:object-count="0" meta:page-count="6" meta:paragraph-count="106" meta:word-count="2040" meta:character-count="13446" meta:non-whitespace-character-count="11587"/>
  </office:meta>
</office:document-meta>
</file>